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111cm"/>
    </style:style>
    <style:style style:name="co6" style:family="table-column">
      <style:table-column-properties fo:break-before="auto" style:column-width="7.135cm"/>
    </style:style>
    <style:style style:name="co2" style:family="table-column">
      <style:table-column-properties fo:break-before="auto" style:column-width="11.409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2.153cm"/>
    </style:style>
    <style:style style:name="co8" style:family="table-column">
      <style:table-column-properties fo:break-before="auto" style:column-width="9.259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6.369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2" style:family="table" style:master-page-name="Default">
      <style:table-properties table:display="true" style:writing-mode="lr-tb" table:tab-color="#3faf46"/>
    </style:style>
    <style:style style:name="ta3" style:family="table" style:master-page-name="Default">
      <style:table-properties table:display="true" style:writing-mode="lr-tb" table:tab-color="#ffbf00"/>
    </style:style>
    <style:style style:name="ce3" style:family="table-cell" style:parent-style-name="Default">
      <style:table-cell-properties fo:background-color="#999999"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999999"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" table:style-name="ta3"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4" table:number-columns-repeated="16381" table:default-cell-style-name="ce10"/>
        <table:table-row table:style-name="ro1">
          <table:table-cell table:style-name="ce7" office:value-type="string" calcext:value-type="string">
            <text:p>Fonction (rôle) / description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aramètre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fficher le formulaire de connexion</text:p>
          </table:table-cell>
          <table:table-cell table:style-name="ce4" office:value-type="string" calcext:value-type="string">
            <text:p>afficher_connexion_controleur.php</text:p>
          </table:table-cell>
          <table:table-cell table:style-name="ce4" office:value-type="string" calcext:value-type="string">
            <text:p>neant</text:p>
          </table:table-cell>
          <table:table-cell table:style-name="ce4" table:number-columns-repeated="16381"/>
        </table:table-row>
        <table:table-row table:style-name="ro1">
          <table:table-cell table:style-name="ce4" office:value-type="string" calcext:value-type="string">
            <text:p>afficher le formulaire de création d un personnage</text:p>
          </table:table-cell>
          <table:table-cell table:style-name="ce4" office:value-type="string" calcext:value-type="string">
            <text:p>afficher_form_insert_personnage_controleur.php</text:p>
          </table:table-cell>
          <table:table-cell table:style-name="ce4" office:value-type="string" calcext:value-type="string">
            <text:p>eant</text:p>
          </table:table-cell>
          <table:table-cell table:style-name="ce4" table:number-columns-repeated="16381"/>
        </table:table-row>
        <table:table-row table:style-name="ro8">
          <table:table-cell table:style-name="ce4" office:value-type="string" calcext:value-type="string">
            <text:p>inserer les données en bdd</text:p>
            <text:p>ajouter automatiquement 100 points de vie</text:p>
            <text:p>Afficher la page de connexion</text:p>
          </table:table-cell>
          <table:table-cell table:style-name="ce4" office:value-type="string" calcext:value-type="string">
            <text:p>insert_personnage_controleur.php</text:p>
          </table:table-cell>
          <table:table-cell table:style-name="ce4" office:value-type="string" calcext:value-type="string">
            <text:p>POST</text:p>
            <text:p>non du personnage</text:p>
            <text:p>nombre de point de force</text:p>
            <text:p>nombre de point d'agilité</text:p>
            <text:p>nombre de point de résistance</text:p>
            <text:p>pseudo</text:p>
            <text:p>Password</text:p>
          </table:table-cell>
          <table:table-cell table:style-name="ce4" table:number-columns-repeated="16381"/>
        </table:table-row>
        <table:table-row table:style-name="ro9">
          <table:table-cell table:style-name="ce4" office:value-type="string" calcext:value-type="string">
            <text:p>verifier les donner de connexion</text:p>
            <text:p>connecte la session</text:p>
            <text:p>afficher la page du jeu en fonction de l’état de connexion</text:p>
          </table:table-cell>
          <table:table-cell table:style-name="ce4" office:value-type="string" calcext:value-type="string">
            <text:p>connexion_personnage_controleur.php</text:p>
          </table:table-cell>
          <table:table-cell table:style-name="ce4" office:value-type="string" calcext:value-type="string">
            <text:p><text:span text:style-name="T2">pseudo</text:span></text:p>
            <text:p><text:span text:style-name="T2">Password</text:span></text:p>
          </table:table-cell>
          <table:table-cell table:style-name="ce4" table:number-columns-repeated="16381"/>
        </table:table-row>
        <table:table-row table:style-name="ro1">
          <table:table-cell table:style-name="ce4" office:value-type="string" calcext:value-type="string">
            <text:p>afficher la page du jeu en fonction de l’état de connexion</text:p>
          </table:table-cell>
          <table:table-cell table:style-name="ce4" office:value-type="string" calcext:value-type="string">
            <text:p>afficher_jeu_controleur.php</text:p>
          </table:table-cell>
          <table:table-cell office:value-type="string" calcext:value-type="string">
            <text:p>neant</text:p>
          </table:table-cell>
          <table:table-cell table:number-columns-repeated="16381"/>
        </table:table-row>
        <table:table-row table:style-name="ro10">
          <table:table-cell table:style-name="ce4" office:value-type="string" calcext:value-type="string">
            <text:p>deconnecter la session</text:p>
            <text:p>afficher la page de connexion</text:p>
          </table:table-cell>
          <table:table-cell table:style-name="ce4" office:value-type="string" calcext:value-type="string">
            <text:p>deconnexion</text:p>
          </table:table-cell>
          <table:table-cell table:style-name="ce4" office:value-type="string" calcext:value-type="string">
            <text:p>néant</text:p>
          </table:table-cell>
          <table:table-cell table:number-columns-repeated="16381"/>
        </table:table-row>
        <table:table-row table:style-name="ro10">
          <table:table-cell table:style-name="ce4" office:value-type="string" calcext:value-type="string">
            <text:p>Vérifer si la session est initialisé</text:p>
            <text:p>modifier les points d'agilité dans la base quand le personnage avance</text:p>
          </table:table-cell>
          <table:table-cell table:style-name="ce4" office:value-type="string" calcext:value-type="string">
            <text:p>update_avance_personnage_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10">
          <table:table-cell table:style-name="ce4" office:value-type="string" calcext:value-type="string">
            <text:p><text:span text:style-name="T2">Vérifer si la session est initialisé</text:span></text:p>
            <text:p>Modifier les points devis dans la base quand le personnage recule</text:p>
          </table:table-cell>
          <table:table-cell table:style-name="ce4" office:value-type="string" calcext:value-type="string">
            <text:p>update_recule_personnage.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10">
          <table:table-cell table:style-name="ce4" office:value-type="string" calcext:value-type="string">
            <text:p><text:span text:style-name="T2">Vérifer si la session est initialisé</text:span></text:p>
            <text:p>Transformer un point de force en points de résistances et le modifier en bdd</text:p>
          </table:table-cell>
          <table:table-cell table:style-name="ce4" office:value-type="string" calcext:value-type="string">
            <text:p>update_transforme_force_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10">
          <table:table-cell office:value-type="string" calcext:value-type="string">
            <text:p><text:span text:style-name="T2">Vérifer si la session est initialisé</text:span></text:p>
            <text:p>Transformer un point de résistance en points de force et le modifier en bdd</text:p>
          </table:table-cell>
          <table:table-cell office:value-type="string" calcext:value-type="string">
            <text:p>update_transforme_resistance_controleur.php</text:p>
          </table:table-cell>
          <table:table-cell table:style-name="ce4" office:value-type="string" calcext:value-type="string">
            <text:p>ne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ifier si le pseudo est unique dans la bdd</text:p>
          </table:table-cell>
          <table:table-cell office:value-type="string" calcext:value-type="string">
            <text:p>verifier_new_pseudo_personnage_controleur.php</text:p>
          </table:table-cell>
          <table:table-cell table:style-name="ce4" office:value-type="string" calcext:value-type="string">
            <text:p>passwor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9">
          <table:table-cell office:value-type="string" calcext:value-type="string">
            <text:p>update_attaque_controleur.php</text:p>
          </table:table-cell>
          <table:table-cell office:value-type="string" calcext:value-type="string">
            <text:p>contrôle et modifie pour le personnage et son adversaire <text:s/>les points de force, les points de résistances, les points d'agilité et/ou les points de vies</text:p>
          </table:table-cell>
          <table:table-cell office:value-type="string" calcext:value-type="string">
            <text:p>id de l'adversa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uperer dans le bdd les données de la page à afficher</text:p>
          </table:table-cell>
          <table:table-cell office:value-type="string" calcext:value-type="string">
            <text:p>select_donnees_jeu_controleur.php</text:p>
          </table:table-cell>
          <table:table-cell office:value-type="string" calcext:value-type="string">
            <text:p>néant</text:p>
          </table:table-cell>
          <table:table-cell table:number-columns-repeated="16381"/>
        </table:table-row>
        <table:table-row table:style-name="ro1" table:number-rows-repeated="15">
          <table:table-cell table:number-columns-repeated="16384"/>
        </table:table-row>
        <table:table-row table:style-name="ro1" table:number-rows-repeated="5">
          <table:table-cell table:style-name="ce4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ce4" table:number-columns-repeated="3"/>
          <table:table-cell table:number-columns-repeated="16381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mplates" table:style-name="ta2"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4" table:number-columns-repeated="16381" table:default-cell-style-name="ce4"/>
        <table:table-row table:style-name="ro1">
          <table:table-cell table:style-name="ce11" office:value-type="string" calcext:value-type="string">
            <text:p>Fonction (rôle) / description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formulaire de connexion</text:p>
          </table:table-cell>
          <table:table-cell table:style-name="Default" office:value-type="string" calcext:value-type="string">
            <text:p>form_connexion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formulaire de création d’un personnage</text:p>
          </table:table-cell>
          <table:table-cell table:style-name="Default" office:value-type="string" calcext:value-type="string">
            <text:p>form_insert_personnage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message de connaxon</text:p>
          </table:table-cell>
          <table:table-cell table:style-name="Default" office:value-type="string" calcext:value-type="string">
            <text:p>message_connexion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a page de jeu du personnage</text:p>
          </table:table-cell>
          <table:table-cell table:style-name="Default" office:value-type="string" calcext:value-type="string">
            <text:p>jeu_view.php</text:p>
          </table:table-cell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 FINIR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5">
          <table:table-cell office:value-type="string" calcext:value-type="string">
            <text:p>Liste de taches</text:p>
          </table:table-cell>
          <table:table-cell office:value-type="string" calcext:value-type="string">
            <text:p>liste_taches_view.php</text:p>
          </table:table-cell>
          <table:table-cell office:value-type="string" calcext:value-type="string">
            <text:p>tableau indexé des taches composé de tableaux associatifs du detail des taches   $liste (tableau simple de tableau indexé)</text:p>
            <text:p/>
            <text:p><text:span text:style-name="T2">$listeTaches [</text:span></text:p>
            <text:p><text:span text:style-name="T2">$tache [</text:span></text:p>
            <text:p><text:span text:style-name="T2">« libelle » =&gt; « valeur » ,</text:span></text:p>
            <text:p><text:span text:style-name="T2">« date_a_cloturer » =&gt; « valeur » ,</text:span></text:p>
            <text:p><text:span text:style-name="T2">« affectation » =&gt; « valeur » ,</text:span></text:p>
            <text:p><text:span text:style-name="T2">« date_debut » =&gt; « valeur » ,</text:span></text:p>
            <text:p><text:span text:style-name="T2">« utilisateur_id » =&gt; « valeur » ,</text:span></text:p>
            <text:p><text:span text:style-name="T2">           ]</text:span></text:p>
            <text:p><text:span text:style-name="T2">]</text:span></text:p>
          </table:table-cell>
          <table:table-cell table:number-columns-repeated="16381"/>
        </table:table-row>
        <table:table-row table:style-name="ro6">
          <table:table-cell table:style-name="ce12" office:value-type="string" calcext:value-type="string">
            <text:p>formulaire modifier une tache </text:p>
          </table:table-cell>
          <table:table-cell office:value-type="string" calcext:value-type="string">
            <text:p>form_update_tache_view.php</text:p>
          </table:table-cell>
          <table:table-cell office:value-type="string" calcext:value-type="string">
            <text:p><text:span text:style-name="T2">tableau indexé des taches composé de tableaux associatifs du detail des taches   $liste (tableau simple de tableau indexé)</text:span></text:p>
            <text:p/>
            <text:p><text:span text:style-name="T2">$listeTaches [</text:span></text:p>
            <text:p><text:span text:style-name="T2">$tache [</text:span></text:p>
            <text:p><text:span text:style-name="T2">« id » =&gt;  « valeur » (de la tache en hidden)</text:span></text:p>
            <text:p><text:span text:style-name="T2">« libelle » =&gt; « valeur » ,</text:span></text:p>
            <text:p><text:span text:style-name="T2">« date_a_cloturer » =&gt; « valeur » ,</text:span></text:p>
            <text:p><text:span text:style-name="T2">« affectation » =&gt; « valeur » ,</text:span></text:p>
            <text:p><text:span text:style-name="T2">« date_debut » =&gt; « valeur » ,</text:span></text:p>
            <text:p><text:span text:style-name="T2">« utilisateur_id » =&gt; « valeur » ,</text:span></text:p>
            <text:p><text:span text:style-name="T2">           ]</text:span></text:p>
            <text:p><text:span text:style-name="T2">]</text:span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<text:s/>formulaire ajouter une tache</text:p>
          </table:table-cell>
          <table:table-cell office:value-type="string" calcext:value-type="string">
            <text:p>form_insert_tache_view.php</text:p>
          </table:table-cell>
          <table:table-cell office:value-type="string" calcext:value-type="string">
            <text:p>néant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détail d'une tache</text:p>
          </table:table-cell>
          <table:table-cell office:value-type="string" calcext:value-type="string">
            <text:p>detail_tache_view.php</text:p>
          </table:table-cell>
          <table:table-cell office:value-type="string" calcext:value-type="string">
            <text:p><text:span text:style-name="T2">tableau indexé des taches composé de tableaux associatifs du detail des taches   $liste (tableau simple de tableau indexé)</text:span></text:p>
            <text:p/>
            <text:p><text:span text:style-name="T2">$listeTaches [</text:span></text:p>
            <text:p><text:span text:style-name="T2">$tache [</text:span></text:p>
            <text:p><text:span text:style-name="T2">« id » =&gt;  « valeur » (de la tache en hidden)</text:span></text:p>
            <text:p><text:span text:style-name="T2">« libelle » =&gt; « valeur » ,</text:span></text:p>
            <text:p><text:span text:style-name="T2">« date_a_cloturer » =&gt; « valeur » ,</text:span></text:p>
            <text:p><text:span text:style-name="T2">« affectation » =&gt; « valeur » ,</text:span></text:p>
            <text:p><text:span text:style-name="T2">« date_debut » =&gt; « valeur » ,</text:span></text:p>
            <text:p><text:span text:style-name="T2">« utilisateur_id » =&gt; « valeur » ,</text:span></text:p>
            <text:p><text:span text:style-name="T2">           ]</text:span></text:p>
            <text:p><text:span text:style-name="T2">]</text:span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7">
          <table:table-cell office:value-type="string" calcext:value-type="string">
            <text:p>liste des taches d'un utilsateur</text:p>
          </table:table-cell>
          <table:table-cell office:value-type="string" calcext:value-type="string">
            <text:p>liste_taches _utilisateur_view.php</text:p>
          </table:table-cell>
          <table:table-cell office:value-type="string" calcext:value-type="string">
            <text:p><text:span text:style-name="T2">tableau indexé des taches composé de tableaux associatifs du detail de l’utilsateur et du detail de de la taches   $liste (tableau simple de tableau indexé)</text:span></text:p>
            <text:p/>
            <text:p><text:span text:style-name="T2">$listeTaches [</text:span></text:p>
            <text:p><text:span text:style-name="T2">$tache [</text:span></text:p>
            <text:p><text:span text:style-name="T2">« nom » =&gt; « valeur » ,</text:span></text:p>
            <text:p><text:span text:style-name="T2">« prenom » =&gt; « valeur » ,</text:span></text:p>
            <text:p><text:span text:style-name="T2">« email » =&gt; « valeur » ,</text:span></text:p>
            <text:p><text:span text:style-name="T2">« libelle » =&gt; « valeur » ,</text:span></text:p>
            <text:p><text:span text:style-name="T2">« date_a_cloturer » =&gt; « valeur » ,</text:span></text:p>
            <text:p><text:span text:style-name="T2">« affectation » =&gt; « valeur » ,</text:span></text:p>
            <text:p><text:span text:style-name="T2">« date_debut » =&gt; « valeur » ,</text:span></text:p>
            <text:p><text:span text:style-name="T2">« utilisateur_id » =&gt; « valeur » ,</text:span></text:p>
            <text:p><text:span text:style-name="T2">           ]</text:span></text:p>
            <text:p><text:span text:style-name="T2">]</text:span></text:p>
          </table:table-cell>
          <table:table-cell table:number-columns-repeated="16381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9:34:08.501000000</meta:creation-date>
    <dc:date>2024-05-13T14:54:25.310000000</dc:date>
    <meta:editing-duration>PT11H57M27S</meta:editing-duration>
    <meta:editing-cycles>5</meta:editing-cycles>
    <meta:generator>LibreOffice/7.4.3.2$Windows_X86_64 LibreOffice_project/1048a8393ae2eeec98dff31b5c133c5f1d08b890</meta:generator>
    <meta:document-statistic meta:table-count="2" meta:cell-count="72" meta:object-count="0"/>
  </office:meta>
</office:document-meta>
</file>